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frame-display-border="false"/>
    </style:style>
    <style:style style:name="fr3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width="10cm" draw:visible-area-height="10cm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微软人工大脑：跟我相比，Google还是只猴子[图]</text:h>
      <text:p text:style-name="P2">http://www.c114.net ( 2014/7/18 16:02 )</text:p>
      <text:p text:style-name="P2"><draw:frame draw:style-name="fr2" draw:name="Object1" text:anchor-type="as-char" svg:width="6.615cm" svg:height="0.635cm" draw:z-index="0"><draw:floating-frame xlink:href="http://widget.weibo.com/relationship/followbutton.php?language=zh_cn&amp;width=250%25&amp;height=24&amp;uid=1892507065&amp;style=3&amp;btn=light&amp;dpc=1" xlink:type="simple" xlink:show="embed" xlink:actuate="onLoad"/></draw:frame> </text:p>
      <text:section text:style-name="Sect1" text:name="text1">
        <text:p text:style-name="P2"/>
        <text:section text:style-name="Sect1" text:name="ad4">
          <text:p text:style-name="P2"><draw:frame draw:name="Object2" text:anchor-type="as-char" svg:width="7.938cm" svg:height="5.292cm" draw:z-index="1"><draw:plugin xlink:href="http://www.c114.net/news/images_a/dt-130114.swf" xlink:type="simple" xlink:show="embed" xlink:actuate="onLoad" draw:mime-type="application/x-shockwave-flash"><draw:param draw:name="wmode" draw:value="opaque"/><draw:param draw:name="quality" draw:value="medium"/></draw:plugin></draw:frame></text:p>
        </text:section>
        <text:p text:style-name="Text_20_body">各大科技企业近来不约而同地发力“人工智能”和“深度学习”领域。“<text:a xlink:type="simple" xlink:href="http://www.c114.net/keyword/Google" office:target-frame-name="_blank" xlink:show="new">Google</text:a>大脑之父”、现<text:a xlink:type="simple" xlink:href="http://www.c114.net/keyword/%B0ٶ%C8" office:target-frame-name="_blank" xlink:show="new">百度</text:a>首席科学家Andrew Ng一个月前在PingWest于旧金山举办的SYNC大会上提到过，“深度学习是许多现代科技产品背后的“引擎”，作为核心技术支撑着商业上的应用，比如<text:a xlink:type="simple" xlink:href="http://www.c114.net/keyword/%CD%F8%C2%E7" office:target-frame-name="_blank" xlink:show="new">网络</text:a>搜索、机器翻译、产品推荐和医学图像等，带来了相当可观的经济价值。”</text:p>
        <text:p text:style-name="Text_20_body">现在，<text:a xlink:type="simple" xlink:href="http://www.c114.net/keyword/΢%C8%ED" office:target-frame-name="_blank" xlink:show="new">微软</text:a>也加入了这个“角斗场”。</text:p>
        <text:p text:style-name="Text_20_body">微软的研究人员称，他们的深度学习系统——名叫Adam（亚当）——取得了突破性的成果，比起之前的深度学习系统而言更为成熟。微软的研究人员举例说，比如在图片识别方面，这个系统不仅可以识别出指定的物品，还能够在该</text:p>
        <text:p text:style-name="Text_20_body">类目分类项下，进行更精确的识别。和先前的“Google大脑”作对比，如果说“Google大脑”能做到的是，在看完一周Youtube视频后，识别出猫，那么Adam可以识别出猫及猫的品种，并且使用的机器数量只有之前的三十分之一。</text:p>
        <text:p text:style-name="Text_20_body">微软研究院主管Peter Lee博士表示，“Adam计划”寻找的并不是在模拟神经网络的规模上有所突破，而是构建方式上的改进。这些改进指的是：优化和微调了机器处理数据和机器 间数据沟通的方式。当计算系统变得更为复杂时，每个部件之间都在同一时间传送信息——这件事会随着系统越来越庞大而越来越困难，而Adam系统允许了异步 算法的存在。异步算法指的是将一个大的系统拆分为不同的部分，并且在分享和输出计算结果前允许他们分别独立运作，同时，在分享结果时各个部分的结果相互覆 盖也没有问题。</text:p>
        <text:p text:style-name="P1"><text:soft-page-break/><draw:frame draw:style-name="fr1" draw:name="graphics1" text:anchor-type="as-char" svg:width="16.933cm" svg:height="12.7cm" draw:z-index="2"><draw:image xlink:href="http://image.c114.net/20140718/31/4886599915946399819.jpg" xlink:type="simple" xlink:show="embed" xlink:actuate="onLoad"/></draw:frame></text:p>
        <text:p text:style-name="Text_20_body">威斯康辛大学<text:a xlink:type="simple" xlink:href="http://www.c114.net/keyword/%BC%C6%CB%E3%BB%FA" office:target-frame-name="_blank" xlink:show="new">计算机</text:a>科 学学院的研究者Feng Niu, Benjamin Recht等人的研究报告指出，在使用传统的随机梯度下降算法（SGD）来进行几个并行计算任务时，通常需要保证计算结果输出的同步，否则会引发数据冲 突。但如果只是应用在小型计算系统里，首先，数据冲突的几率很低。其次，由于数据结果的写入往往是递增性的，每个部分输出和叠加只是顺序不同，因此即便发 生冲突但计算结果通常都是一致的。这个在研究报告中被称为“Hogwild!”技术使得异步计算在深度学习系统中成为可能。</text:p>
        <text:p text:style-name="Text_20_body">另外，微软的深度学习系统，不同于Google大脑采用GPU为搭建的元件，而是使用了造价更为昂贵的CPU，这些机器由微软的Azure云服务提供支持。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7:46:02</meta:creation-date>
    <dc:date>2014-08-25T17:46:48</dc:date>
    <meta:editing-duration>P0D</meta:editing-duration>
    <meta:editing-cycles>1</meta:editing-cycles>
    <meta:document-statistic meta:table-count="0" meta:image-count="1" meta:object-count="2" meta:page-count="2" meta:paragraph-count="12" meta:word-count="199" meta:character-count="1020" meta:non-whitespace-character-count="1216"/>
    <meta:generator>LibreOffice/3.5$Linux_X86_64 LibreOffice_project/350m1$Build-2</meta:generator>
  </office:meta>
</office:document-meta>
</file>